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02in"/>
    </style:style>
    <style:style style:name="co2" style:family="table-column">
      <style:table-column-properties fo:break-before="auto" style:column-width="2.7335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28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fo:font-size="12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Розмір графа</text:p>
          </table:table-cell>
          <table:table-cell table:style-name="ce3" office:value-type="string" calcext:value-type="string">
            <text:p>Час виконання у наносекундах</text:p>
          </table:table-cell>
          <table:table-cell table:number-columns-repeated="10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4183700" calcext:value-type="float">
            <text:p>134183700</text:p>
          </table:table-cell>
          <table:table-cell table:number-columns-repeated="10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87824700" calcext:value-type="float">
            <text:p>187824700</text:p>
          </table:table-cell>
          <table:table-cell table:number-columns-repeated="10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251636700" calcext:value-type="float">
            <text:p>251636700</text:p>
          </table:table-cell>
          <table:table-cell table:number-columns-repeated="10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26679200" calcext:value-type="float">
            <text:p>326679200</text:p>
          </table:table-cell>
          <table:table-cell table:number-columns-repeated="10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07850600" calcext:value-type="float">
            <text:p>407850600</text:p>
          </table:table-cell>
          <table:table-cell table:number-columns-repeated="10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6843900" calcext:value-type="float">
            <text:p>506843900</text:p>
          </table:table-cell>
          <table:table-cell table:number-columns-repeated="10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01785800" calcext:value-type="float">
            <text:p>601785800</text:p>
          </table:table-cell>
          <table:table-cell table:number-columns-repeated="10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719884200" calcext:value-type="float">
            <text:p>719884200</text:p>
          </table:table-cell>
          <table:table-cell table:number-columns-repeated="10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63100600" calcext:value-type="float">
            <text:p>863100600</text:p>
          </table:table-cell>
          <table:table-cell table:number-columns-repeated="10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971877300" calcext:value-type="float">
            <text:p>971877300</text:p>
          </table:table-cell>
          <table:table-cell table:number-columns-repeated="10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12121200" calcext:value-type="float">
            <text:p>1112121200</text:p>
          </table:table-cell>
          <table:table-cell table:number-columns-repeated="10"/>
        </table:table-row>
        <table:table-row table:style-name="ro2" table:number-rows-repeated="2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"/>
          <table:table-cell table:style-name="ce8" table:number-columns-repeated="11"/>
        </table:table-row>
        <table:table-row table:style-name="ro1">
          <table:table-cell table:style-name="ce8" table:number-columns-repeated="12"/>
        </table:table-row>
        <table:table-row table:style-name="ro1" table:number-rows-repeated="4">
          <table:table-cell table:style-name="ce8"/>
          <table:table-cell table:style-name="ce11" table:number-columns-repeated="11"/>
        </table:table-row>
        <table:table-row table:style-name="ro2" table:number-rows-repeated="3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" table:number-columns-repeated="12"/>
        </table:table-row>
        <table:table-row table:style-name="ro1">
          <table:table-cell table:style-name="ce8"/>
          <table:table-cell table:style-name="ce12" table:number-columns-repeated="11"/>
        </table:table-row>
        <table:table-row table:style-name="ro1" table:number-rows-repeated="2">
          <table:table-cell table:style-name="ce8"/>
          <table:table-cell table:style-name="ce11" table:number-columns-repeated="11"/>
        </table:table-row>
        <table:table-row table:style-name="ro2" table:number-rows-repeated="4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8" table:number-columns-repeated="12"/>
        </table:table-row>
        <table:table-row table:style-name="ro1">
          <table:table-cell table:style-name="ce8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/00/0000</text:date>, <text:time style:data-style-name="N2" text:time-value="12:46:26.59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7:32:11.647000000</meta:creation-date>
    <dc:date>2024-06-16T13:47:56.567000000</dc:date>
    <meta:editing-duration>PT1H29M28S</meta:editing-duration>
    <meta:editing-cycles>6</meta:editing-cycles>
    <meta:generator>LibreOffice/7.5.3.2$Windows_X86_64 LibreOffice_project/9f56dff12ba03b9acd7730a5a481eea045e468f3</meta:generator>
    <meta:document-statistic meta:table-count="1" meta:cell-count="24" meta:object-count="0"/>
  </office:meta>
</office:document-meta>
</file>